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T1" style:family="text">
      <style:text-properties officeooo:rsid="000c1971"/>
    </style:style>
    <style:style style:name="T2" style:family="text">
      <style:text-properties fo:language="en" fo:country="US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Техническое задание (ТЗ) для проекта "Генератор сертификатов на Flask"</text:h>
      <text:h text:style-name="Heading_20_4" text:outline-level="4"><text:span text:style-name="Strong_20_Emphasis">1. Общее описание проекта</text:span></text:h>
      <text:p text:style-name="Text_20_body">Проект представляет собой веб-приложение для генерации PDF-сертификатов из CSV-файлов. Основные функции:</text:p>
      <text:list text:style-name="L1">
        <text:list-item>
          <text:p text:style-name="P1">Загрузка CSV-файлов с данными студентов.</text:p>
        </text:list-item>
        <text:list-item>
          <text:p text:style-name="P1">Генерация сертификатов в формате PDF.</text:p>
        </text:list-item>
        <text:list-item>
          <text:p text:style-name="P1">Аутентификация и регистрация пользователей.</text:p>
        </text:list-item>
        <text:list-item>
          <text:p text:style-name="P1">API для интеграции с внешними системами.</text:p>
        </text:list-item>
        <text:list-item>
          <text:p text:style-name="P1">Отслеживание прогресса генерации в реальном времени.</text:p>
        </text:list-item>
      </text:list>
      <text:p text:style-name="Horizontal_20_Line"/>
      <text:h text:style-name="Heading_20_4" text:outline-level="4"><text:span text:style-name="Strong_20_Emphasis">2. Структура проекта</text:span></text:h>
      <text:h text:style-name="Heading_20_5" text:outline-level="5"><text:span text:style-name="Strong_20_Emphasis">Основные компоненты:</text:span></text:h>
      <text:list text:style-name="L2">
        <text:list-item>
          <text:p text:style-name="P2"><text:span text:style-name="Strong_20_Emphasis">app/</text:span> – ядро приложения:</text:p>
          <text:list>
            <text:list-item>
              <text:p text:style-name="P2"><text:span text:style-name="Strong_20_Emphasis"><text:span text:style-name="T1">t</text:span></text:span><text:span text:style-name="Strong_20_Emphasis">emplates/</text:span> – статические файлы и HTML-шаблоны.</text:p>
            </text:list-item>
            <text:list-item>
              <text:p text:style-name="P2"><text:span text:style-name="Strong_20_Emphasis">init.py</text:span> – инициализация Flask-приложения, регистрация Blueprints.</text:p>
            </text:list-item>
            <text:list-item>
              <text:p text:style-name="P2"><text:span text:style-name="Strong_20_Emphasis">api.py</text:span> – REST API для генерации сертификатов и управления пользователями.</text:p>
            </text:list-item>
            <text:list-item>
              <text:p text:style-name="P2"><text:span text:style-name="Strong_20_Emphasis">auth.py</text:span> – аутентификация и регистрация.</text:p>
            </text:list-item>
            <text:list-item>
              <text:p text:style-name="P2"><text:span text:style-name="Strong_20_Emphasis">core.py</text:span> – логика генерации PDF из CSV.</text:p>
            </text:list-item>
            <text:list-item>
              <text:p text:style-name="P2"><text:span text:style-name="Strong_20_Emphasis">main.py</text:span> – маршруты веб-интерфейса, обработка CSV.</text:p>
            </text:list-item>
            <text:list-item>
              <text:p text:style-name="P2"><text:span text:style-name="Strong_20_Emphasis">models.py</text:span> – модель пользователя (SQLAlchemy).</text:p>
            </text:list-item>
            <text:list-item>
              <text:p text:style-name="P2"><text:span text:style-name="Strong_20_Emphasis">extensions.py</text:span> – расширения (БД, менеджер аутентификации).</text:p>
            </text:list-item>
            <text:list-item>
              <text:p text:style-name="P2"><text:span text:style-name="Strong_20_Emphasis">forms.py</text:span> – формы для входа и регистрации.</text:p>
            </text:list-item>
          </text:list>
        </text:list-item>
        <text:list-item>
          <text:p text:style-name="P2"><text:span text:style-name="Strong_20_Emphasis">instance/</text:span> – база данных SQLite.</text:p>
        </text:list-item>
        <text:list-item>
          <text:p text:style-name="P2"><text:span text:style-name="Strong_20_Emphasis">TestsFiles/</text:span> – тестовые CSV-файлы и конфигурации.</text:p>
        </text:list-item>
        <text:list-item>
          <text:p text:style-name="P2"><text:span text:style-name="Strong_20_Emphasis">config.py</text:span> – настройки приложения (ключи, пути к БД).</text:p>
        </text:list-item>
        <text:list-item>
          <text:p text:style-name="P2"><text:span text:style-name="Strong_20_Emphasis">run.py</text:span> – точка входа для запуска приложения.</text:p>
        </text:list-item>
      </text:list>
      <text:p text:style-name="Horizontal_20_Line"/>
      <text:h text:style-name="Heading_20_4" text:outline-level="4"><text:span text:style-name="Strong_20_Emphasis">3. Описание ключевых файлов и классов</text:span></text:h>
      <text:h text:style-name="Heading_20_5" text:outline-level="5"><text:span text:style-name="Strong_20_Emphasis">app/init.py</text:span></text:h>
      <text:list text:style-name="L3">
        <text:list-item>
          <text:p text:style-name="P3"><text:span text:style-name="Strong_20_Emphasis">create_app()</text:span>: Создает экземпляр Flask, загружает конфигурацию, инициализирует БД и Blueprints.</text:p>
        </text:list-item>
        <text:list-item>
          <text:p text:style-name="P3"><text:span text:style-name="Strong_20_Emphasis">Blueprints</text:span>: <text:span text:style-name="Source_20_Text">auth_bp</text:span>, <text:span text:style-name="Source_20_Text">main_bp</text:span>, <text:span text:style-name="Source_20_Text">api_bp</text:span> – разделение маршрутов на модули.</text:p>
        </text:list-item>
      </text:list>
      <text:h text:style-name="Heading_20_5" text:outline-level="5"><text:soft-page-break/><text:span text:style-name="Strong_20_Emphasis">app/api.py</text:span></text:h>
      <text:list text:style-name="L4">
        <text:list-item>
          <text:p text:style-name="P4"><text:span text:style-name="Strong_20_Emphasis">api_bp</text:span>: Blueprint для API-эндпоинтов.</text:p>
        </text:list-item>
        <text:list-item>
          <text:p text:style-name="P4"><text:span text:style-name="Strong_20_Emphasis">api_generate_certificates()</text:span>: POST-запрос для генерации сертификатов через CSV.</text:p>
        </text:list-item>
        <text:list-item>
          <text:p text:style-name="P4"><text:span text:style-name="Strong_20_Emphasis">get_users()</text:span>, <text:span text:style-name="Strong_20_Emphasis">get_user()</text:span>: Получение данных о пользователях.</text:p>
        </text:list-item>
        <text:list-item>
          <text:p text:style-name="P4"><text:span text:style-name="Strong_20_Emphasis">get_token()</text:span>: Генерация JWT-токена для аутентификации.</text:p>
        </text:list-item>
      </text:list>
      <text:h text:style-name="Heading_20_5" text:outline-level="5"><text:span text:style-name="Strong_20_Emphasis">app/core.py</text:span></text:h>
      <text:list text:style-name="L5">
        <text:list-item>
          <text:p text:style-name="P5"><text:span text:style-name="Strong_20_Emphasis">CSVCertificateGenerator</text:span>:</text:p>
          <text:list>
            <text:list-item>
              <text:p text:style-name="P5"><text:span text:style-name="Source_20_Text">generate_certificates()</text:span>: Выбор метода генерации (в памяти или на диске).</text:p>
            </text:list-item>
            <text:list-item>
              <text:p text:style-name="P5"><text:span text:style-name="Source_20_Text">_generate_pdf()</text:span>: Генерация PDF из HTML-шаблона через xhtml2pdf.</text:p>
            </text:list-item>
            <text:list-item>
              <text:p text:style-name="P5"><text:span text:style-name="Source_20_Text">_generate_in_memory()</text:span>: Создание ZIP-архива в памяти для малых данных.</text:p>
            </text:list-item>
            <text:list-item>
              <text:p text:style-name="P5"><text:span text:style-name="Source_20_Text">_generate_on_disk()</text:span>: Сохранение ZIP-архива на диск для больших CSV.</text:p>
            </text:list-item>
          </text:list>
        </text:list-item>
      </text:list>
      <text:h text:style-name="Heading_20_5" text:outline-level="5"><text:span text:style-name="Strong_20_Emphasis">app/main.py</text:span></text:h>
      <text:list text:style-name="L6">
        <text:list-item>
          <text:p text:style-name="P6"><text:span text:style-name="Strong_20_Emphasis">main_bp</text:span>: Blueprint для веб-интерфейса.</text:p>
        </text:list-item>
        <text:list-item>
          <text:p text:style-name="P6"><text:span text:style-name="Strong_20_Emphasis">generate()</text:span>: Загрузка CSV, запуск фоновой задачи.</text:p>
        </text:list-item>
        <text:list-item>
          <text:p text:style-name="P6"><text:span text:style-name="Strong_20_Emphasis">generate_certificates_background()</text:span>: Многопоточная обработка данных.</text:p>
        </text:list-item>
        <text:list-item>
          <text:p text:style-name="P6"><text:span text:style-name="Strong_20_Emphasis">progress()</text:span>, <text:span text:style-name="Strong_20_Emphasis">get_progress()</text:span>: Отслеживание прогресса через WebSocket.</text:p>
        </text:list-item>
        <text:list-item>
          <text:p text:style-name="P6"><text:span text:style-name="Strong_20_Emphasis">download()</text:span>: Скачивание готовых сертификатов.</text:p>
        </text:list-item>
      </text:list>
      <text:h text:style-name="Heading_20_5" text:outline-level="5"><text:span text:style-name="Strong_20_Emphasis">app/models.py</text:span></text:h>
      <text:list text:style-name="L7">
        <text:list-item>
          <text:p text:style-name="P7"><text:span text:style-name="Strong_20_Emphasis">User</text:span>: Модель пользователя (SQLAlchemy).</text:p>
          <text:list>
            <text:list-item>
              <text:p text:style-name="P7"><text:span text:style-name="Source_20_Text">set_password()</text:span>: Хеширование пароля.</text:p>
            </text:list-item>
            <text:list-item>
              <text:p text:style-name="P7"><text:span text:style-name="Source_20_Text">generate_auth_token()</text:span>: Генерация JWT-токена.</text:p>
            </text:list-item>
          </text:list>
        </text:list-item>
      </text:list>
      <text:h text:style-name="Heading_20_5" text:outline-level="5"><text:span text:style-name="Strong_20_Emphasis">config.py</text:span></text:h>
      <text:list text:style-name="L8">
        <text:list-item>
          <text:p text:style-name="P8"><text:span text:style-name="Strong_20_Emphasis">Config</text:span>: Настройки SECRET_KEY, SQLALCHEMY_DATABASE_URI, пути для загрузки файлов.</text:p>
        </text:list-item>
      </text:list>
      <text:p text:style-name="Horizontal_20_Line"/>
      <text:h text:style-name="Heading_20_4" text:outline-level="4"><text:span text:style-name="Strong_20_Emphasis">4. Шаблоны (templates/)</text:span></text:h>
      <text:list text:style-name="L9">
        <text:list-item>
          <text:p text:style-name="P9"><text:span text:style-name="Strong_20_Emphasis">base.html</text:span>: Базовый шаблон с Bootstrap-стилями.</text:p>
        </text:list-item>
        <text:list-item>
          <text:p text:style-name="P9"><text:span text:style-name="Strong_20_Emphasis">certificate.html</text:span>: HTML-структура PDF-сертификата (поля: student_name, course_name и т.д.).</text:p>
        </text:list-item>
        <text:list-item>
          <text:p text:style-name="P9"><text:span text:style-name="Strong_20_Emphasis">generate.html</text:span>: Форма загрузки CSV.</text:p>
        </text:list-item>
        <text:list-item>
          <text:p text:style-name="P9"><text:span text:style-name="Strong_20_Emphasis">progress.html</text:span>: Страница отслеживания прогресса с анимированным прогресс-баром.</text:p>
        </text:list-item>
        <text:list-item>
          <text:p text:style-name="P9"><text:soft-page-break/><text:span text:style-name="Strong_20_Emphasis">login.html</text:span>, <text:span text:style-name="Strong_20_Emphasis">register.html</text:span>: Формы аутентификации.</text:p>
        </text:list-item>
      </text:list>
      <text:p text:style-name="Horizontal_20_Line"/>
      <text:h text:style-name="Heading_20_4" text:outline-level="4"><text:span text:style-name="Strong_20_Emphasis">5. Взаимодействие компонентов</text:span></text:h>
      <text:list text:style-name="L10">
        <text:list-item>
          <text:p text:style-name="P10">Пользователь загружает CSV через веб-интерфейс (<text:span text:style-name="Source_20_Text">generate.html</text:span>) или API.</text:p>
        </text:list-item>
        <text:list-item>
          <text:p text:style-name="P10">Приложение проверяет CSV на наличие обязательных колонок.</text:p>
        </text:list-item>
        <text:list-item>
          <text:p text:style-name="P10">Для малых файлов (<text:span text:style-name="Source_20_Text">&lt;100 записей</text:span>) сертификаты генерируются в памяти, для больших – на диске.</text:p>
        </text:list-item>
        <text:list-item>
          <text:p text:style-name="P10">Прогресс отображается через WebSocket на странице <text:span text:style-name="Source_20_Text">progress.html</text:span>.</text:p>
        </text:list-item>
        <text:list-item>
          <text:p text:style-name="P10">Готовые сертификаты скачиваются в виде ZIP-архива.</text:p>
        </text:list-item>
        <text:list-item>
          <text:p text:style-name="P10">Аутентификация реализована через Flask-Login и JWT-токены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11:31:39.200000000</meta:creation-date>
    <dc:date>2025-04-21T11:35:31.791000000</dc:date>
    <meta:editing-duration>PT3M53S</meta:editing-duration>
    <meta:editing-cycles>1</meta:editing-cycles>
    <meta:document-statistic meta:table-count="0" meta:image-count="0" meta:object-count="0" meta:page-count="3" meta:paragraph-count="64" meta:word-count="387" meta:character-count="3145" meta:non-whitespace-character-count="2856"/>
    <meta:generator>LibreOffice/24.2.3.2$Windows_X86_64 LibreOffice_project/433d9c2ded56988e8a90e6b2e771ee4e6a5ab2ba</meta:generator>
  </office:meta>
</office:document-meta>
</file>